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5.7479in" table:align="left"/>
    </style:style>
    <style:style style:name="Table1.A" style:family="table-column">
      <style:table-column-properties style:column-width="2.6229in"/>
    </style:style>
    <style:style style:name="Table1.B" style:family="table-column">
      <style:table-column-properties style:column-width="3.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000000" style:font-name="Liberation Serif" fo:font-size="26pt" fo:font-weight="normal" officeooo:rsid="0194b18a" officeooo:paragraph-rsid="0194b18a" style:font-size-asian="26pt" style:font-weight-asian="normal" style:font-size-complex="26pt" style:font-weight-complex="normal"/>
    </style:style>
    <style:style style:name="P3" style:family="paragraph" style:parent-style-name="Standard">
      <style:paragraph-properties fo:text-align="justify" style:justify-single-word="false">
        <style:tab-stops>
          <style:tab-stop style:position="0.2465in"/>
        </style:tab-stops>
      </style:paragraph-properties>
      <style:text-properties officeooo:paragraph-rsid="01982fe2"/>
    </style:style>
    <style:style style:name="P4" style:family="paragraph" style:parent-style-name="Standard">
      <style:paragraph-properties fo:text-align="justify" style:justify-single-word="false"/>
      <style:text-properties officeooo:paragraph-rsid="01956f38"/>
    </style:style>
    <style:style style:name="P5" style:family="paragraph" style:parent-style-name="Standard">
      <style:paragraph-properties fo:text-align="center" style:justify-single-word="false"/>
      <style:text-properties style:font-name="Liberation Serif" fo:font-size="22pt" fo:font-weight="normal" officeooo:rsid="00f6d11b" officeooo:paragraph-rsid="00f6d11b" style:font-size-asian="22pt" style:font-weight-asian="normal" style:font-size-complex="22pt" style:font-weight-complex="normal"/>
    </style:style>
    <style:style style:name="P6" style:family="paragraph" style:parent-style-name="Standard">
      <style:paragraph-properties fo:text-align="justify" style:justify-single-word="false"/>
      <style:text-properties style:font-name="Liberation Serif" fo:font-size="22pt" fo:font-weight="normal" officeooo:rsid="00f763d0" officeooo:paragraph-rsid="00f763d0" style:font-size-asian="22pt" style:font-weight-asian="normal" style:font-size-complex="22pt" style:font-weight-complex="normal"/>
    </style:style>
    <style:style style:name="P7" style:family="paragraph" style:parent-style-name="Standard">
      <style:paragraph-properties fo:text-align="justify" style:justify-single-word="false"/>
      <style:text-properties style:font-name="Liberation Serif" fo:font-weight="normal" officeooo:rsid="00f6d11b" officeooo:paragraph-rsid="00f6d11b" style:font-weight-asian="normal" style:font-weight-complex="normal"/>
    </style:style>
    <style:style style:name="P8" style:family="paragraph" style:parent-style-name="Standard">
      <style:paragraph-properties fo:text-align="justify" style:justify-single-word="false">
        <style:tab-stops>
          <style:tab-stop style:position="0.2465in"/>
        </style:tab-stops>
      </style:paragraph-properties>
      <style:text-properties style:font-name="Liberation Serif" fo:font-weight="normal" officeooo:rsid="00016e77" officeooo:paragraph-rsid="00016e77" style:font-weight-asian="normal" style:font-weight-complex="normal"/>
    </style:style>
    <style:style style:name="P9" style:family="paragraph" style:parent-style-name="Standard">
      <style:paragraph-properties fo:text-align="justify" style:justify-single-word="false">
        <style:tab-stops>
          <style:tab-stop style:position="0.2465in"/>
        </style:tab-stops>
      </style:paragraph-properties>
      <style:text-properties style:font-name="Liberation Serif" fo:font-weight="normal" officeooo:rsid="00016e77" officeooo:paragraph-rsid="0197fc5a" style:font-weight-asian="normal" style:font-weight-complex="normal"/>
    </style:style>
    <style:style style:name="P10" style:family="paragraph" style:parent-style-name="Standard">
      <style:paragraph-properties fo:text-align="justify" style:justify-single-word="false">
        <style:tab-stops>
          <style:tab-stop style:position="0.2465in"/>
        </style:tab-stops>
      </style:paragraph-properties>
      <style:text-properties style:font-name="Liberation Serif" fo:font-weight="normal" officeooo:rsid="00016e77" officeooo:paragraph-rsid="0196dc82" style:font-weight-asian="normal" style:font-weight-complex="normal"/>
    </style:style>
    <style:style style:name="P11" style:family="paragraph" style:parent-style-name="Standard">
      <style:paragraph-properties fo:text-align="justify" style:justify-single-word="false">
        <style:tab-stops>
          <style:tab-stop style:position="0.2465in"/>
        </style:tab-stops>
      </style:paragraph-properties>
      <style:text-properties style:font-name="Liberation Serif" fo:font-weight="normal" officeooo:rsid="00016e77" officeooo:paragraph-rsid="019716ef" style:font-weight-asian="normal" style:font-weight-complex="normal"/>
    </style:style>
    <style:style style:name="P12" style:family="paragraph" style:parent-style-name="Standard">
      <style:paragraph-properties fo:text-align="justify" style:justify-single-word="false">
        <style:tab-stops>
          <style:tab-stop style:position="0.2465in"/>
        </style:tab-stops>
      </style:paragraph-properties>
      <style:text-properties style:font-name="Liberation Serif" fo:font-weight="normal" officeooo:rsid="00016e77" officeooo:paragraph-rsid="01982fe2" style:font-weight-asian="normal" style:font-weight-complex="normal"/>
    </style:style>
    <style:style style:name="P13" style:family="paragraph" style:parent-style-name="Standard">
      <style:paragraph-properties fo:text-align="justify" style:justify-single-word="false">
        <style:tab-stops>
          <style:tab-stop style:position="0.2465in"/>
        </style:tab-stops>
      </style:paragraph-properties>
      <style:text-properties style:font-name="Liberation Serif" fo:font-weight="normal" officeooo:rsid="00016e77" officeooo:paragraph-rsid="019e9652" style:font-weight-asian="normal" style:font-weight-complex="normal"/>
    </style:style>
    <style:style style:name="P14" style:family="paragraph" style:parent-style-name="Standard">
      <style:paragraph-properties fo:text-align="justify" style:justify-single-word="false">
        <style:tab-stops>
          <style:tab-stop style:position="0.2465in"/>
        </style:tab-stops>
      </style:paragraph-properties>
      <style:text-properties style:font-name="Liberation Serif" fo:font-weight="normal" officeooo:rsid="00016e77" officeooo:paragraph-rsid="01a237e2" style:font-weight-asian="normal" style:font-weight-complex="normal"/>
    </style:style>
    <style:style style:name="P15" style:family="paragraph" style:parent-style-name="Standard">
      <style:paragraph-properties fo:text-align="justify" style:justify-single-word="false">
        <style:tab-stops>
          <style:tab-stop style:position="0.2465in"/>
        </style:tab-stops>
      </style:paragraph-properties>
      <style:text-properties style:font-name="Liberation Serif" fo:font-weight="normal" officeooo:rsid="00016e77" officeooo:paragraph-rsid="01c490ce" style:font-weight-asian="normal" style:font-weight-complex="normal"/>
    </style:style>
    <style:style style:name="P16" style:family="paragraph" style:parent-style-name="Standard">
      <style:paragraph-properties fo:text-align="justify" style:justify-single-word="false">
        <style:tab-stops>
          <style:tab-stop style:position="0.2465in"/>
        </style:tab-stops>
      </style:paragraph-properties>
      <style:text-properties style:font-name="Liberation Serif" fo:font-weight="normal" officeooo:rsid="019ed856" officeooo:paragraph-rsid="019ed856" style:font-weight-asian="normal" style:font-weight-complex="normal"/>
    </style:style>
    <style:style style:name="P17" style:family="paragraph" style:parent-style-name="Standard">
      <style:paragraph-properties fo:text-align="justify" style:justify-single-word="false">
        <style:tab-stops>
          <style:tab-stop style:position="0.2465in"/>
        </style:tab-stops>
      </style:paragraph-properties>
      <style:text-properties style:font-name="Liberation Serif" fo:font-weight="normal" officeooo:rsid="01a19648" officeooo:paragraph-rsid="01a19648" style:font-weight-asian="normal" style:font-weight-complex="normal"/>
    </style:style>
    <style:style style:name="P18" style:family="paragraph" style:parent-style-name="Standard">
      <style:paragraph-properties fo:text-align="justify" style:justify-single-word="false"/>
      <style:text-properties style:font-name="Liberation Serif" fo:font-weight="normal" officeooo:rsid="01a7c667" officeooo:paragraph-rsid="01a7c667" style:font-weight-asian="normal" style:font-weight-complex="normal"/>
    </style:style>
    <style:style style:name="P19" style:family="paragraph" style:parent-style-name="Standard">
      <style:paragraph-properties fo:text-align="justify" style:justify-single-word="false"/>
      <style:text-properties style:font-name="Liberation Serif" fo:font-weight="normal" officeooo:rsid="01aa9b4c" officeooo:paragraph-rsid="01aa9b4c" style:font-weight-asian="normal" style:font-weight-complex="normal"/>
    </style:style>
    <style:style style:name="P20" style:family="paragraph" style:parent-style-name="Standard">
      <style:paragraph-properties fo:text-align="justify" style:justify-single-word="false"/>
      <style:text-properties style:font-name="Liberation Serif" fo:font-weight="bold" officeooo:rsid="00f6d11b" officeooo:paragraph-rsid="00f6d11b" style:font-weight-asian="bold" style:font-weight-complex="bold"/>
    </style:style>
    <style:style style:name="P21" style:family="paragraph" style:parent-style-name="Standard">
      <style:paragraph-properties fo:text-align="justify" style:justify-single-word="false"/>
      <style:text-properties style:font-name="Liberation Serif" fo:font-weight="bold" officeooo:rsid="00016e77" officeooo:paragraph-rsid="00016e77" style:font-weight-asian="bold" style:font-weight-complex="bold"/>
    </style:style>
    <style:style style:name="P22" style:family="paragraph" style:parent-style-name="Standard">
      <style:paragraph-properties fo:text-align="justify" style:justify-single-word="false"/>
      <style:text-properties style:font-name="Liberation Serif" fo:font-weight="bold" officeooo:rsid="00df43a6" officeooo:paragraph-rsid="00df43a6" style:font-weight-asian="bold" style:font-weight-complex="bold"/>
    </style:style>
    <style:style style:name="P23" style:family="paragraph" style:parent-style-name="Standard">
      <style:paragraph-properties fo:text-align="justify" style:justify-single-word="false"/>
      <style:text-properties style:font-name="Liberation Serif" fo:font-size="16pt" fo:font-weight="normal" officeooo:rsid="00f6d11b" officeooo:paragraph-rsid="00f763d0" style:font-size-asian="16pt" style:font-weight-asian="normal" style:font-size-complex="16pt" style:font-weight-complex="normal"/>
    </style:style>
    <style:style style:name="P24" style:family="paragraph" style:parent-style-name="Standard">
      <style:paragraph-properties fo:text-align="center" style:justify-single-word="false"/>
      <style:text-properties style:font-name="Liberation Serif" fo:font-size="16pt" fo:language="es" fo:country="ES" fo:font-weight="bold" officeooo:rsid="000cc68f" officeooo:paragraph-rsid="01956f38"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Liberation Serif" fo:font-size="16pt" fo:language="es" fo:country="ES" fo:font-weight="bold" officeooo:rsid="0012e09c" officeooo:paragraph-rsid="01956f38" style:font-size-asian="16pt" style:font-weight-asian="bold" style:font-size-complex="16pt" style:font-weight-complex="bold"/>
    </style:style>
    <style:style style:name="P26" style:family="paragraph" style:parent-style-name="Standard">
      <style:paragraph-properties fo:text-align="justify" style:justify-single-word="false"/>
      <style:text-properties style:font-name="Liberation Serif" fo:font-size="12pt" fo:language="es" fo:country="ES" fo:font-weight="bold" officeooo:rsid="0012e09c" officeooo:paragraph-rsid="01956f38" style:font-size-asian="10.5pt" style:font-weight-asian="bold" style:font-size-complex="12pt" style:font-weight-complex="bold"/>
    </style:style>
    <style:style style:name="P27" style:family="paragraph" style:parent-style-name="Standard">
      <style:paragraph-properties fo:text-align="center" style:justify-single-word="false"/>
      <style:text-properties style:font-name="Liberation Serif" fo:font-size="12pt" fo:language="es" fo:country="ES" officeooo:rsid="000cc68f" officeooo:paragraph-rsid="01956f38" style:font-size-asian="10.5pt" style:font-size-complex="12pt"/>
    </style:style>
    <style:style style:name="P28" style:family="paragraph" style:parent-style-name="Standard">
      <style:paragraph-properties fo:text-align="justify" style:justify-single-word="false"/>
      <style:text-properties style:font-name="Liberation Serif" fo:font-size="12pt" fo:language="es" fo:country="ES" officeooo:rsid="000cc68f" officeooo:paragraph-rsid="01956f38" style:font-size-asian="10.5pt" style:font-size-complex="12pt"/>
    </style:style>
    <style:style style:name="P29" style:family="paragraph" style:parent-style-name="Standard">
      <style:paragraph-properties fo:text-align="justify" style:justify-single-word="false"/>
      <style:text-properties style:font-name="Liberation Serif" fo:font-size="12pt" fo:language="es" fo:country="ES" officeooo:rsid="0012e09c" officeooo:paragraph-rsid="01956f38" style:font-size-asian="10.5pt" style:font-size-complex="12pt"/>
    </style:style>
    <style:style style:name="P30" style:family="paragraph" style:parent-style-name="Standard">
      <style:paragraph-properties fo:text-align="justify" style:justify-single-word="false"/>
      <style:text-properties style:font-name="Liberation Serif" fo:font-size="12pt" fo:language="es" fo:country="ES" fo:font-weight="normal" officeooo:rsid="0012e09c" officeooo:paragraph-rsid="01956f38"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Liberation Serif" fo:font-size="12pt" fo:language="es" fo:country="ES" fo:font-weight="normal" officeooo:rsid="0015345a" officeooo:paragraph-rsid="01956f38"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erif" fo:font-size="12pt" fo:language="es" fo:country="ES" fo:font-weight="normal" officeooo:rsid="01b110b1" officeooo:paragraph-rsid="01b110b1" style:font-size-asian="10.5pt" style:font-weight-asian="normal" style:font-size-complex="12pt" style:font-weight-complex="normal"/>
    </style:style>
    <style:style style:name="P33" style:family="paragraph" style:parent-style-name="Standard">
      <style:paragraph-properties fo:text-align="justify" style:justify-single-word="false">
        <style:tab-stops>
          <style:tab-stop style:position="0.2465in"/>
        </style:tab-stops>
      </style:paragraph-properties>
      <style:text-properties style:font-name="Liberation Serif" fo:font-size="12pt" fo:font-weight="normal" officeooo:rsid="0015345a" officeooo:paragraph-rsid="01956f38" style:font-size-asian="10.5pt" style:font-weight-asian="normal" style:font-size-complex="12pt" style:font-weight-complex="normal"/>
    </style:style>
    <style:style style:name="P34" style:family="paragraph" style:parent-style-name="Standard">
      <style:paragraph-properties fo:text-align="justify" style:justify-single-word="false">
        <style:tab-stops>
          <style:tab-stop style:position="0.2465in"/>
        </style:tab-stops>
      </style:paragraph-properties>
      <style:text-properties style:font-name="Liberation Serif" fo:font-size="14pt" fo:font-weight="bold" officeooo:rsid="00016e77" officeooo:paragraph-rsid="00016e77" style:font-size-asian="14pt" style:font-weight-asian="bold" style:font-size-complex="14pt" style:font-weight-complex="bold"/>
    </style:style>
    <style:style style:name="P35" style:family="paragraph" style:parent-style-name="Standard">
      <style:paragraph-properties fo:text-align="justify" style:justify-single-word="false"/>
      <style:text-properties style:font-name="Liberation Serif" fo:font-size="14pt" fo:language="es" fo:country="ES" fo:font-weight="bold" officeooo:rsid="0015345a" officeooo:paragraph-rsid="01956f38" style:font-size-asian="14pt" style:font-weight-asian="bold" style:font-size-complex="14pt" style:font-weight-complex="bold"/>
    </style:style>
    <style:style style:name="P36" style:family="paragraph" style:parent-style-name="Standard">
      <style:paragraph-properties fo:text-align="justify" style:justify-single-word="false"/>
      <style:text-properties style:font-name="Liberation Serif" fo:font-size="18pt" fo:font-weight="bold" officeooo:rsid="00016e77" officeooo:paragraph-rsid="00016e77" style:font-size-asian="18pt" style:font-weight-asian="bold" style:font-size-complex="18pt" style:font-weight-complex="bold"/>
    </style:style>
    <style:style style:name="P37" style:family="paragraph" style:parent-style-name="Standard">
      <style:paragraph-properties fo:text-align="justify" style:justify-single-word="false"/>
      <style:text-properties style:text-position="sub 58%" style:font-name="Liberation Serif" fo:font-weight="bold" officeooo:rsid="00f6d11b" officeooo:paragraph-rsid="00f6d11b" style:font-weight-asian="bold" style:font-weight-complex="bold"/>
    </style:style>
    <style:style style:name="P38" style:family="paragraph" style:parent-style-name="Standard">
      <style:paragraph-properties fo:margin-left="0in" fo:margin-right="0in" fo:line-height="150%" fo:text-align="justify" style:justify-single-word="false" fo:text-indent="0in" style:auto-text-indent="false">
        <style:tab-stops>
          <style:tab-stop style:position="0.3957in"/>
        </style:tab-stops>
      </style:paragraph-properties>
      <style:text-properties style:font-name="Liberation Serif" fo:font-size="12pt" fo:language="es" fo:country="ES" fo:font-style="normal" fo:font-weight="normal" officeooo:rsid="0183d425" officeooo:paragraph-rsid="01120540"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text-align="start" style:justify-single-word="false"/>
      <style:text-properties officeooo:rsid="01aa9b4c" officeooo:paragraph-rsid="01aa9b4c"/>
    </style:style>
    <style:style style:name="P40" style:family="paragraph" style:parent-style-name="Table_20_Contents">
      <style:paragraph-properties fo:text-align="center" style:justify-single-word="false"/>
      <style:text-properties fo:font-weight="bold" officeooo:rsid="01aa9b4c" officeooo:paragraph-rsid="01aa9b4c" style:font-weight-asian="bold" style:font-weight-complex="bold"/>
    </style:style>
    <style:style style:name="P41" style:family="paragraph" style:parent-style-name="Text_20_body">
      <style:text-properties officeooo:rsid="01bb43ee" officeooo:paragraph-rsid="01bb43ee"/>
    </style:style>
    <style:style style:name="P42" style:family="paragraph" style:parent-style-name="Standard" style:master-page-name="First_20_Page">
      <style:paragraph-properties fo:text-align="justify" style:justify-single-word="false" style:page-number="auto"/>
      <style:text-properties fo:color="#000000" style:font-name="Liberation Serif" fo:font-size="18pt" fo:font-weight="normal" officeooo:rsid="00f763d0" officeooo:paragraph-rsid="00f763d0" style:font-size-asian="18pt" style:font-weight-asian="normal" style:font-size-complex="18pt" style:font-weight-complex="normal"/>
    </style:style>
    <style:style style:name="P43" style:family="paragraph" style:parent-style-name="Standard" style:list-style-name="L1">
      <style:paragraph-properties fo:text-align="justify" style:justify-single-word="false"/>
      <style:text-properties style:font-name="Liberation Serif" fo:font-size="12pt" fo:language="es" fo:country="ES" officeooo:rsid="0011ab01" officeooo:paragraph-rsid="01956f38" style:font-size-asian="10.5pt" style:font-size-complex="12pt"/>
    </style:style>
    <style:style style:name="P44" style:family="paragraph" style:parent-style-name="Standard" style:list-style-name="L1">
      <style:paragraph-properties fo:text-align="justify" style:justify-single-word="false"/>
      <style:text-properties style:font-name="Liberation Serif" fo:font-size="12pt" fo:language="es" fo:country="ES" officeooo:rsid="0011ab01" officeooo:paragraph-rsid="01d6b360" style:font-size-asian="10.5pt" style:font-size-complex="12pt"/>
    </style:style>
    <style:style style:name="P45" style:family="paragraph" style:parent-style-name="Standard" style:list-style-name="L1">
      <style:paragraph-properties fo:text-align="center" style:justify-single-word="false"/>
      <style:text-properties style:font-name="Liberation Serif" fo:font-size="12pt" fo:language="es" fo:country="ES" officeooo:rsid="0011ab01" officeooo:paragraph-rsid="01d6b360" style:font-size-asian="10.5pt" style:font-size-complex="12pt"/>
    </style:style>
    <style:style style:name="P46" style:family="paragraph" style:parent-style-name="Standard" style:list-style-name="L1">
      <style:paragraph-properties fo:text-align="justify" style:justify-single-word="false"/>
      <style:text-properties style:font-name="Liberation Serif" fo:font-size="12pt" fo:language="es" fo:country="ES" officeooo:rsid="0012e09c" officeooo:paragraph-rsid="01956f38" style:font-size-asian="10.5pt" style:font-size-complex="12pt"/>
    </style:style>
    <style:style style:name="P47" style:family="paragraph" style:parent-style-name="Standard" style:list-style-name="L3">
      <style:paragraph-properties fo:text-align="justify" style:justify-single-word="false"/>
      <style:text-properties style:font-name="Liberation Serif" fo:font-size="12pt" fo:language="es" fo:country="ES" fo:font-weight="normal" officeooo:rsid="0015345a" officeooo:paragraph-rsid="01956f38" style:font-size-asian="10.5pt" style:font-weight-asian="normal" style:font-size-complex="12pt" style:font-weight-complex="normal"/>
    </style:style>
    <style:style style:name="P48" style:family="paragraph" style:parent-style-name="Standard" style:list-style-name="L1">
      <style:paragraph-properties fo:text-align="justify" style:justify-single-word="false"/>
      <style:text-properties style:font-name="Liberation Serif" fo:font-size="12pt" fo:language="es" fo:country="ES" fo:font-weight="normal" officeooo:rsid="0012e09c" officeooo:paragraph-rsid="01d6b360" style:font-size-asian="10.5pt" style:font-weight-asian="normal" style:font-size-complex="12pt" style:font-weight-complex="normal"/>
    </style:style>
    <style:style style:name="P49" style:family="paragraph" style:parent-style-name="Standard" style:list-style-name="L1">
      <style:paragraph-properties fo:text-align="center" style:justify-single-word="false"/>
      <style:text-properties style:font-name="Liberation Serif" fo:font-size="12pt" fo:language="es" fo:country="ES" fo:font-weight="normal" officeooo:rsid="0012e09c" officeooo:paragraph-rsid="01d6b360" style:font-size-asian="10.5pt" style:font-weight-asian="normal" style:font-size-complex="12pt" style:font-weight-complex="normal"/>
    </style:style>
    <style:style style:name="P50" style:family="paragraph" style:parent-style-name="Standard" style:list-style-name="L2">
      <style:paragraph-properties fo:text-align="justify" style:justify-single-word="false"/>
      <style:text-properties style:font-name="Liberation Serif" officeooo:paragraph-rsid="01956f38"/>
    </style:style>
    <style:style style:name="P51" style:family="paragraph" style:parent-style-name="Standard" style:list-style-name="L4">
      <style:paragraph-properties fo:text-align="justify" style:justify-single-word="false">
        <style:tab-stops>
          <style:tab-stop style:position="0.2465in"/>
        </style:tab-stops>
      </style:paragraph-properties>
      <style:text-properties style:font-name="Liberation Serif" fo:font-weight="normal" officeooo:rsid="00016e77" officeooo:paragraph-rsid="00016e77" style:font-weight-asian="normal" style:font-weight-complex="normal"/>
    </style:style>
    <style:style style:name="P52" style:family="paragraph" style:parent-style-name="Standard" style:list-style-name="L4">
      <style:paragraph-properties fo:text-align="justify" style:justify-single-word="false">
        <style:tab-stops>
          <style:tab-stop style:position="0.2465in"/>
        </style:tab-stops>
      </style:paragraph-properties>
      <style:text-properties style:font-name="Liberation Serif" fo:font-weight="normal" officeooo:rsid="00016e77" officeooo:paragraph-rsid="0196dc82" style:font-weight-asian="normal" style:font-weight-complex="normal"/>
    </style:style>
    <style:style style:name="P53" style:family="paragraph" style:parent-style-name="Standard" style:list-style-name="L5">
      <style:paragraph-properties fo:text-align="justify" style:justify-single-word="false">
        <style:tab-stops>
          <style:tab-stop style:position="0.2465in"/>
        </style:tab-stops>
      </style:paragraph-properties>
      <style:text-properties style:font-name="Liberation Serif" fo:font-weight="normal" officeooo:rsid="00016e77" officeooo:paragraph-rsid="0196dc82" style:font-weight-asian="normal" style:font-weight-complex="normal"/>
    </style:style>
    <style:style style:name="P54" style:family="paragraph" style:parent-style-name="Standard" style:list-style-name="L6">
      <style:paragraph-properties fo:text-align="justify" style:justify-single-word="false">
        <style:tab-stops>
          <style:tab-stop style:position="0.2465in"/>
        </style:tab-stops>
      </style:paragraph-properties>
      <style:text-properties style:font-name="Liberation Serif" fo:font-weight="normal" officeooo:rsid="00016e77" officeooo:paragraph-rsid="00016e77" style:font-weight-asian="normal" style:font-weight-complex="normal"/>
    </style:style>
    <style:style style:name="P55" style:family="paragraph" style:parent-style-name="Standard" style:list-style-name="L7">
      <style:paragraph-properties fo:text-align="justify" style:justify-single-word="false">
        <style:tab-stops>
          <style:tab-stop style:position="0.2465in"/>
        </style:tab-stops>
      </style:paragraph-properties>
      <style:text-properties style:font-name="Liberation Serif" fo:font-weight="normal" officeooo:rsid="00016e77" officeooo:paragraph-rsid="019716ef" style:font-weight-asian="normal" style:font-weight-complex="normal"/>
    </style:style>
    <style:style style:name="P56" style:family="paragraph" style:parent-style-name="Standard" style:list-style-name="L8">
      <style:paragraph-properties fo:text-align="justify" style:justify-single-word="false">
        <style:tab-stops>
          <style:tab-stop style:position="0.2465in"/>
        </style:tab-stops>
      </style:paragraph-properties>
      <style:text-properties style:font-name="Liberation Serif" fo:font-weight="normal" officeooo:rsid="00016e77" officeooo:paragraph-rsid="019716ef" style:font-weight-asian="normal" style:font-weight-complex="normal"/>
    </style:style>
    <style:style style:name="P57" style:family="paragraph" style:parent-style-name="Standard" style:list-style-name="L9">
      <style:paragraph-properties fo:text-align="justify" style:justify-single-word="false">
        <style:tab-stops>
          <style:tab-stop style:position="0.2465in"/>
        </style:tab-stops>
      </style:paragraph-properties>
      <style:text-properties style:font-name="Liberation Serif" fo:font-weight="normal" officeooo:rsid="00016e77" officeooo:paragraph-rsid="019716ef" style:font-weight-asian="normal" style:font-weight-complex="normal"/>
    </style:style>
    <style:style style:name="P58" style:family="paragraph" style:parent-style-name="Standard" style:list-style-name="L10">
      <style:paragraph-properties fo:text-align="justify" style:justify-single-word="false">
        <style:tab-stops>
          <style:tab-stop style:position="0.2465in"/>
        </style:tab-stops>
      </style:paragraph-properties>
      <style:text-properties style:font-name="Liberation Serif" fo:font-weight="normal" officeooo:rsid="00016e77" officeooo:paragraph-rsid="0197fc5a" style:font-weight-asian="normal" style:font-weight-complex="normal"/>
    </style:style>
    <style:style style:name="P59" style:family="paragraph" style:parent-style-name="Standard" style:list-style-name="L11">
      <style:paragraph-properties fo:text-align="justify" style:justify-single-word="false">
        <style:tab-stops>
          <style:tab-stop style:position="0.2465in"/>
        </style:tab-stops>
      </style:paragraph-properties>
      <style:text-properties style:font-name="Liberation Serif" fo:font-weight="normal" officeooo:rsid="00016e77" officeooo:paragraph-rsid="0197fc5a" style:font-weight-asian="normal" style:font-weight-complex="normal"/>
    </style:style>
    <style:style style:name="P60" style:family="paragraph" style:parent-style-name="Standard" style:list-style-name="L12">
      <style:paragraph-properties fo:text-align="justify" style:justify-single-word="false">
        <style:tab-stops>
          <style:tab-stop style:position="0.2465in"/>
        </style:tab-stops>
      </style:paragraph-properties>
      <style:text-properties style:font-name="Liberation Serif" fo:font-weight="normal" officeooo:rsid="00016e77" officeooo:paragraph-rsid="00016e77" style:font-weight-asian="normal" style:font-weight-complex="normal"/>
    </style:style>
    <style:style style:name="P61" style:family="paragraph" style:parent-style-name="Standard" style:list-style-name="L13">
      <style:paragraph-properties fo:text-align="justify" style:justify-single-word="false">
        <style:tab-stops>
          <style:tab-stop style:position="0.2465in"/>
        </style:tab-stops>
      </style:paragraph-properties>
      <style:text-properties style:font-name="Liberation Serif" fo:font-weight="normal" officeooo:rsid="00016e77" officeooo:paragraph-rsid="00016e77" style:font-weight-asian="normal" style:font-weight-complex="normal"/>
    </style:style>
    <style:style style:name="P62" style:family="paragraph" style:parent-style-name="Standard" style:list-style-name="L13">
      <style:paragraph-properties fo:text-align="justify" style:justify-single-word="false">
        <style:tab-stops>
          <style:tab-stop style:position="0.2465in"/>
        </style:tab-stops>
      </style:paragraph-properties>
      <style:text-properties style:font-name="Liberation Serif" fo:font-weight="normal" officeooo:rsid="00016e77" officeooo:paragraph-rsid="01982fe2" style:font-weight-asian="normal" style:font-weight-complex="normal"/>
    </style:style>
    <style:style style:name="P63" style:family="paragraph" style:parent-style-name="Standard" style:list-style-name="L14">
      <style:paragraph-properties fo:text-align="justify" style:justify-single-word="false">
        <style:tab-stops>
          <style:tab-stop style:position="0.2465in"/>
        </style:tab-stops>
      </style:paragraph-properties>
      <style:text-properties style:font-name="Liberation Serif" fo:font-weight="normal" officeooo:rsid="00016e77" officeooo:paragraph-rsid="00016e77" style:font-weight-asian="normal" style:font-weight-complex="normal"/>
    </style:style>
    <style:style style:name="P64" style:family="paragraph" style:parent-style-name="Standard" style:list-style-name="L15">
      <style:paragraph-properties fo:text-align="justify" style:justify-single-word="false">
        <style:tab-stops>
          <style:tab-stop style:position="0.2465in"/>
        </style:tab-stops>
      </style:paragraph-properties>
      <style:text-properties style:font-name="Liberation Serif" fo:font-weight="normal" officeooo:rsid="00016e77" officeooo:paragraph-rsid="01982fe2" style:font-weight-asian="normal" style:font-weight-complex="normal"/>
    </style:style>
    <style:style style:name="P65" style:family="paragraph" style:parent-style-name="Standard" style:list-style-name="L17">
      <style:paragraph-properties fo:text-align="justify" style:justify-single-word="false">
        <style:tab-stops>
          <style:tab-stop style:position="0.2465in"/>
        </style:tab-stops>
      </style:paragraph-properties>
      <style:text-properties style:font-name="Liberation Serif" fo:font-weight="normal" officeooo:rsid="00016e77" officeooo:paragraph-rsid="01982fe2" style:font-weight-asian="normal" style:font-weight-complex="normal"/>
    </style:style>
    <style:style style:name="P66" style:family="paragraph" style:parent-style-name="Standard" style:list-style-name="L18">
      <style:paragraph-properties fo:text-align="justify" style:justify-single-word="false">
        <style:tab-stops>
          <style:tab-stop style:position="0.2465in"/>
        </style:tab-stops>
      </style:paragraph-properties>
      <style:text-properties style:font-name="Liberation Serif" fo:font-weight="normal" officeooo:rsid="00016e77" officeooo:paragraph-rsid="00016e77" style:font-weight-asian="normal" style:font-weight-complex="normal"/>
    </style:style>
    <style:style style:name="P67" style:family="paragraph" style:parent-style-name="Standard" style:list-style-name="L20">
      <style:paragraph-properties fo:text-align="justify" style:justify-single-word="false">
        <style:tab-stops>
          <style:tab-stop style:position="0.2465in"/>
        </style:tab-stops>
      </style:paragraph-properties>
      <style:text-properties style:font-name="Liberation Serif" fo:font-weight="normal" officeooo:rsid="00016e77" officeooo:paragraph-rsid="019e9652" style:font-weight-asian="normal" style:font-weight-complex="normal"/>
    </style:style>
    <style:style style:name="P68" style:family="paragraph" style:parent-style-name="Standard" style:list-style-name="L21">
      <style:paragraph-properties fo:text-align="justify" style:justify-single-word="false">
        <style:tab-stops>
          <style:tab-stop style:position="0.2465in"/>
        </style:tab-stops>
      </style:paragraph-properties>
      <style:text-properties style:font-name="Liberation Serif" fo:font-weight="normal" officeooo:rsid="00016e77" officeooo:paragraph-rsid="019e9652" style:font-weight-asian="normal" style:font-weight-complex="normal"/>
    </style:style>
    <style:style style:name="P69" style:family="paragraph" style:parent-style-name="Standard">
      <style:paragraph-properties fo:text-align="justify" style:justify-single-word="false">
        <style:tab-stops>
          <style:tab-stop style:position="0.2465in"/>
        </style:tab-stops>
      </style:paragraph-properties>
      <style:text-properties style:font-name="Liberation Serif" fo:font-weight="normal" officeooo:rsid="00016e77" officeooo:paragraph-rsid="0197fc5a" style:font-weight-asian="normal" style:font-weight-complex="normal"/>
    </style:style>
    <style:style style:name="P70" style:family="paragraph" style:parent-style-name="Standard" style:list-style-name="L12">
      <style:paragraph-properties fo:text-align="justify" style:justify-single-word="false">
        <style:tab-stops>
          <style:tab-stop style:position="0.2465in"/>
        </style:tab-stops>
      </style:paragraph-properties>
      <style:text-properties style:font-name="Liberation Serif" fo:font-weight="normal" officeooo:rsid="01b5999e" officeooo:paragraph-rsid="01b5999e" style:font-weight-asian="normal" style:font-weight-complex="normal"/>
    </style:style>
    <style:style style:name="P71" style:family="paragraph" style:parent-style-name="Standard" style:list-style-name="L15">
      <style:paragraph-properties fo:text-align="justify" style:justify-single-word="false">
        <style:tab-stops>
          <style:tab-stop style:position="0.2465in"/>
        </style:tab-stops>
      </style:paragraph-properties>
      <style:text-properties style:font-name="Liberation Serif" fo:font-weight="normal" officeooo:rsid="01982fe2" officeooo:paragraph-rsid="01982fe2" style:font-weight-asian="normal" style:font-weight-complex="normal"/>
    </style:style>
    <style:style style:name="P72" style:family="paragraph" style:parent-style-name="Standard" style:list-style-name="L16">
      <style:paragraph-properties fo:text-align="justify" style:justify-single-word="false">
        <style:tab-stops>
          <style:tab-stop style:position="0.2465in"/>
        </style:tab-stops>
      </style:paragraph-properties>
      <style:text-properties style:font-name="Liberation Serif" fo:font-weight="normal" officeooo:rsid="019ed856" officeooo:paragraph-rsid="019ed856" style:font-weight-asian="normal" style:font-weight-complex="normal"/>
    </style:style>
    <style:style style:name="P73" style:family="paragraph" style:parent-style-name="Standard" style:list-style-name="L19">
      <style:paragraph-properties fo:text-align="justify" style:justify-single-word="false"/>
      <style:text-properties style:font-name="Liberation Serif" fo:font-weight="normal" officeooo:rsid="01aa9b4c" officeooo:paragraph-rsid="01aa9b4c" style:font-weight-asian="normal" style:font-weight-complex="normal"/>
    </style:style>
    <style:style style:name="P74" style:family="paragraph" style:parent-style-name="Standard" style:list-style-name="L21">
      <style:paragraph-properties fo:text-align="justify" style:justify-single-word="false">
        <style:tab-stops>
          <style:tab-stop style:position="0.2465in"/>
        </style:tab-stops>
      </style:paragraph-properties>
      <style:text-properties style:font-name="Liberation Serif" fo:font-weight="normal" officeooo:rsid="01c6677e" officeooo:paragraph-rsid="01c6677e" style:font-weight-asian="normal" style:font-weight-complex="normal"/>
    </style:style>
    <style:style style:name="P75" style:family="paragraph" style:parent-style-name="Standard">
      <style:paragraph-properties fo:text-align="justify" style:justify-single-word="false">
        <style:tab-stops>
          <style:tab-stop style:position="0.2465in"/>
        </style:tab-stops>
      </style:paragraph-properties>
      <style:text-properties style:font-name="Liberation Serif" fo:font-weight="normal" officeooo:rsid="01d944fb" officeooo:paragraph-rsid="01d944fb" style:font-weight-asian="normal" style:font-weight-complex="normal"/>
    </style:style>
    <style:style style:name="P76" style:family="paragraph" style:parent-style-name="Standard">
      <style:paragraph-properties fo:text-align="justify" style:justify-single-word="false">
        <style:tab-stops>
          <style:tab-stop style:position="0.2465in"/>
        </style:tab-stops>
      </style:paragraph-properties>
      <style:text-properties style:font-name="Liberation Serif" fo:font-weight="normal" officeooo:rsid="01dfa147" officeooo:paragraph-rsid="01d944fb" style:font-weight-asian="normal" style:font-weight-complex="normal"/>
    </style:style>
    <style:style style:name="P77" style:family="paragraph" style:parent-style-name="Standard">
      <style:paragraph-properties fo:text-align="justify" style:justify-single-word="false">
        <style:tab-stops>
          <style:tab-stop style:position="0.2465in"/>
        </style:tab-stops>
      </style:paragraph-properties>
      <style:text-properties style:font-name="Liberation Serif" fo:font-weight="normal" officeooo:rsid="01dfcd54" officeooo:paragraph-rsid="01dfcd54" style:font-weight-asian="normal" style:font-weight-complex="normal"/>
    </style:style>
    <style:style style:name="P78" style:family="paragraph" style:parent-style-name="Standard" style:list-style-name="L16">
      <style:paragraph-properties fo:text-align="justify" style:justify-single-word="false">
        <style:tab-stops>
          <style:tab-stop style:position="0.2465in"/>
        </style:tab-stops>
      </style:paragraph-properties>
      <style:text-properties style:font-name="Liberation Serif" fo:font-style="normal" fo:font-weight="normal" officeooo:rsid="019ee7f2" officeooo:paragraph-rsid="019ee7f2" style:font-style-asian="normal" style:font-weight-asian="normal" style:font-style-complex="normal" style:font-weight-complex="normal"/>
    </style:style>
    <style:style style:name="P79" style:family="paragraph" style:parent-style-name="Standard" style:list-style-name="L16">
      <style:paragraph-properties fo:text-align="justify" style:justify-single-word="false">
        <style:tab-stops>
          <style:tab-stop style:position="0.2465in"/>
        </style:tab-stops>
      </style:paragraph-properties>
      <style:text-properties style:font-name="Liberation Serif" fo:language="es" fo:country="ES" fo:font-weight="normal" officeooo:rsid="019ed856" officeooo:paragraph-rsid="019ed856" style:font-weight-asian="normal" style:font-weight-complex="normal"/>
    </style:style>
    <style:style style:name="P80" style:family="paragraph" style:parent-style-name="Standard" style:list-style-name="L16">
      <style:paragraph-properties fo:text-align="justify" style:justify-single-word="false">
        <style:tab-stops>
          <style:tab-stop style:position="0.2465in"/>
        </style:tab-stops>
      </style:paragraph-properties>
      <style:text-properties style:font-name="Liberation Serif" fo:language="es" fo:country="ES" fo:font-weight="normal" officeooo:rsid="019ee7f2" officeooo:paragraph-rsid="019ee7f2" style:font-weight-asian="normal" style:font-weight-complex="normal"/>
    </style:style>
    <style:style style:name="P81" style:family="paragraph" style:parent-style-name="Standard" style:list-style-name="L16">
      <style:paragraph-properties fo:text-align="justify" style:justify-single-word="false">
        <style:tab-stops>
          <style:tab-stop style:position="0.2465in"/>
        </style:tab-stops>
      </style:paragraph-properties>
      <style:text-properties style:font-name="Liberation Serif" fo:language="es" fo:country="ES" fo:font-weight="normal" officeooo:rsid="019fd4a8" officeooo:paragraph-rsid="019fd4a8" style:font-weight-asian="normal" style:font-weight-complex="normal"/>
    </style:style>
    <style:style style:name="P82" style:family="paragraph" style:parent-style-name="Standard" style:list-style-name="L4">
      <style:paragraph-properties fo:text-align="justify" style:justify-single-word="false">
        <style:tab-stops>
          <style:tab-stop style:position="0.2465in"/>
        </style:tab-stops>
      </style:paragraph-properties>
      <style:text-properties officeooo:paragraph-rsid="00016e77"/>
    </style:style>
    <style:style style:name="P83" style:family="paragraph" style:parent-style-name="Standard" style:list-style-name="L16">
      <style:paragraph-properties fo:text-align="justify" style:justify-single-word="false">
        <style:tab-stops>
          <style:tab-stop style:position="0.2465in"/>
        </style:tab-stops>
      </style:paragraph-properties>
      <style:text-properties officeooo:paragraph-rsid="019ed856"/>
    </style:style>
    <style:style style:name="P84" style:family="paragraph" style:parent-style-name="Standard" style:list-style-name="L18">
      <style:paragraph-properties fo:text-align="justify" style:justify-single-word="false">
        <style:tab-stops>
          <style:tab-stop style:position="0.2465in"/>
        </style:tab-stops>
      </style:paragraph-properties>
      <style:text-properties officeooo:paragraph-rsid="00016e77"/>
    </style:style>
    <style:style style:name="P85" style:family="paragraph" style:parent-style-name="Standard" style:list-style-name="L15">
      <style:paragraph-properties fo:text-align="justify" style:justify-single-word="false">
        <style:tab-stops>
          <style:tab-stop style:position="0.2465in"/>
        </style:tab-stops>
      </style:paragraph-properties>
      <style:text-properties officeooo:rsid="01982fe2" officeooo:paragraph-rsid="01982fe2"/>
    </style:style>
    <style:style style:name="P86" style:family="paragraph" style:parent-style-name="Standard" style:list-style-name="L16">
      <style:paragraph-properties fo:text-align="justify" style:justify-single-word="false">
        <style:tab-stops>
          <style:tab-stop style:position="0.2465in"/>
        </style:tab-stops>
      </style:paragraph-properties>
      <style:text-properties officeooo:rsid="019ee7f2" officeooo:paragraph-rsid="019ee7f2"/>
    </style:style>
    <style:style style:name="P87" style:family="paragraph" style:parent-style-name="Heading_20_1">
      <style:paragraph-properties fo:text-align="justify" style:justify-single-word="false"/>
    </style:style>
    <style:style style:name="P88" style:family="paragraph" style:parent-style-name="Heading_20_1">
      <style:text-properties officeooo:paragraph-rsid="01dfa147"/>
    </style:style>
    <style:style style:name="P89" style:family="paragraph" style:parent-style-name="Heading_20_2">
      <style:paragraph-properties fo:text-align="justify" style:justify-single-word="false"/>
    </style:style>
    <style:style style:name="P90" style:family="paragraph" style:parent-style-name="Heading_20_2">
      <style:text-properties officeooo:paragraph-rsid="019e9652"/>
    </style:style>
    <style:style style:name="P91" style:family="paragraph" style:parent-style-name="Heading_20_3">
      <style:paragraph-properties fo:text-align="justify" style:justify-single-word="false"/>
      <style:text-properties style:font-name="Liberation Serif" fo:font-weight="bold" style:font-weight-asian="bold" style:font-weight-complex="bold"/>
    </style:style>
    <style:style style:name="P92" style:family="paragraph" style:parent-style-name="Heading_20_3">
      <style:paragraph-properties fo:text-align="justify" style:justify-single-word="false"/>
    </style:style>
    <style:style style:name="T1" style:family="text">
      <style:text-properties fo:font-size="12pt" fo:language="es" fo:country="ES" fo:font-weight="normal" officeooo:rsid="0012e09c" style:font-size-asian="10.5pt" style:font-weight-asian="normal" style:font-size-complex="12pt" style:font-weight-complex="normal"/>
    </style:style>
    <style:style style:name="T2" style:family="text">
      <style:text-properties fo:font-size="12pt" fo:language="es" fo:country="ES" fo:font-weight="normal" officeooo:rsid="00144370" style:font-size-asian="10.5pt" style:font-weight-asian="normal" style:font-size-complex="12pt" style:font-weight-complex="normal"/>
    </style:style>
    <style:style style:name="T3" style:family="text">
      <style:text-properties fo:font-size="12pt" fo:language="es" fo:country="ES" fo:font-weight="normal" officeooo:rsid="01af4cc4" style:font-size-asian="10.5pt" style:font-weight-asian="normal" style:font-size-complex="12pt" style:font-weight-complex="normal"/>
    </style:style>
    <style:style style:name="T4" style:family="text">
      <style:text-properties fo:font-size="12pt" fo:language="es" fo:country="ES" fo:font-weight="bold" officeooo:rsid="0012e09c" style:font-size-asian="10.5pt" style:font-weight-asian="bold" style:font-size-complex="12pt" style:font-weight-complex="bold"/>
    </style:style>
    <style:style style:name="T5" style:family="text">
      <style:text-properties fo:font-weight="normal" style:font-weight-asian="normal" style:font-weight-complex="normal"/>
    </style:style>
    <style:style style:name="T6" style:family="text">
      <style:text-properties fo:font-weight="normal" officeooo:rsid="00144370" style:font-weight-asian="normal" style:font-weight-complex="normal"/>
    </style:style>
    <style:style style:name="T7" style:family="text">
      <style:text-properties fo:language="es" fo:country="ES"/>
    </style:style>
    <style:style style:name="T8" style:family="text">
      <style:text-properties fo:language="es" fo:country="ES" officeooo:rsid="00177d8e"/>
    </style:style>
    <style:style style:name="T9" style:family="text">
      <style:text-properties fo:language="es" fo:country="ES" officeooo:rsid="01956f38"/>
    </style:style>
    <style:style style:name="T10" style:family="text">
      <style:text-properties fo:font-weight="bold" style:font-weight-asian="bold" style:font-weight-complex="bold"/>
    </style:style>
    <style:style style:name="T11" style:family="text">
      <style:text-properties style:font-name="Liberation Serif" fo:font-weight="normal" style:font-weight-asian="normal" style:font-weight-complex="normal"/>
    </style:style>
    <style:style style:name="T12" style:family="text">
      <style:text-properties style:font-name="Liberation Serif" fo:font-weight="normal" officeooo:rsid="00016e77" style:font-weight-asian="normal" style:font-weight-complex="normal"/>
    </style:style>
    <style:style style:name="T13" style:family="text">
      <style:text-properties style:font-name="Liberation Serif" fo:font-weight="normal" officeooo:rsid="0196dc82" style:font-weight-asian="normal" style:font-weight-complex="normal"/>
    </style:style>
    <style:style style:name="T14" style:family="text">
      <style:text-properties style:font-name="Liberation Serif" fo:font-weight="normal" officeooo:rsid="01982fe2" style:font-weight-asian="normal" style:font-weight-complex="normal"/>
    </style:style>
    <style:style style:name="T15" style:family="text">
      <style:text-properties style:font-name="Liberation Serif" fo:font-weight="normal" officeooo:rsid="019a68be" style:font-weight-asian="normal" style:font-weight-complex="normal"/>
    </style:style>
    <style:style style:name="T16" style:family="text">
      <style:text-properties style:font-name="Liberation Serif" fo:font-weight="normal" officeooo:rsid="019ed856" style:font-weight-asian="normal" style:font-weight-complex="normal"/>
    </style:style>
    <style:style style:name="T17" style:family="text">
      <style:text-properties style:font-name="Liberation Serif" fo:font-weight="normal" officeooo:rsid="01a19648" style:font-weight-asian="normal" style:font-weight-complex="normal"/>
    </style:style>
    <style:style style:name="T18" style:family="text">
      <style:text-properties style:font-name="Liberation Serif" fo:font-weight="normal" officeooo:rsid="01bb43ee" style:font-weight-asian="normal" style:font-weight-complex="normal"/>
    </style:style>
    <style:style style:name="T19" style:family="text">
      <style:text-properties style:font-name="Liberation Serif" fo:language="es" fo:country="ES" fo:font-weight="normal" style:font-weight-asian="normal" style:font-weight-complex="normal"/>
    </style:style>
    <style:style style:name="T20" style:family="text">
      <style:text-properties style:font-name="Liberation Serif" fo:language="es" fo:country="ES" fo:font-weight="normal" officeooo:rsid="019ed856" style:font-weight-asian="normal" style:font-weight-complex="normal"/>
    </style:style>
    <style:style style:name="T21" style:family="text">
      <style:text-properties style:font-name="Liberation Serif" fo:language="es" fo:country="ES" fo:font-weight="normal" officeooo:rsid="01a4e780" style:font-weight-asian="normal" style:font-weight-complex="normal"/>
    </style:style>
    <style:style style:name="T22" style:family="text">
      <style:text-properties style:font-name="Liberation Serif" fo:language="es" fo:country="ES" fo:font-weight="normal" officeooo:rsid="01b79c80" style:font-weight-asian="normal" style:font-weight-complex="normal"/>
    </style:style>
    <style:style style:name="T23" style:family="text">
      <style:text-properties officeooo:rsid="0196dc82"/>
    </style:style>
    <style:style style:name="T24" style:family="text">
      <style:text-properties officeooo:rsid="00016e77"/>
    </style:style>
    <style:style style:name="T25" style:family="text">
      <style:text-properties officeooo:rsid="019716ef"/>
    </style:style>
    <style:style style:name="T26" style:family="text">
      <style:text-properties officeooo:rsid="0197fc5a"/>
    </style:style>
    <style:style style:name="T27" style:family="text">
      <style:text-properties officeooo:rsid="019a68be"/>
    </style:style>
    <style:style style:name="T28" style:family="text">
      <style:text-properties officeooo:rsid="019d9f3d"/>
    </style:style>
    <style:style style:name="T29" style:family="text">
      <style:text-properties fo:font-style="italic" officeooo:rsid="01a237e2" style:font-style-asian="italic" style:font-style-complex="italic"/>
    </style:style>
    <style:style style:name="T30" style:family="text">
      <style:text-properties fo:font-style="normal" officeooo:rsid="01a237e2" style:font-style-asian="normal" style:font-style-complex="normal"/>
    </style:style>
    <style:style style:name="T31" style:family="text">
      <style:text-properties officeooo:rsid="01a237e2"/>
    </style:style>
    <style:style style:name="T32" style:family="text">
      <style:text-properties officeooo:rsid="01a4e780"/>
    </style:style>
    <style:style style:name="T33" style:family="text">
      <style:text-properties officeooo:rsid="01aa9b4c"/>
    </style:style>
    <style:style style:name="T34" style:family="text">
      <style:text-properties officeooo:rsid="01ac6e59"/>
    </style:style>
    <style:style style:name="T35" style:family="text">
      <style:text-properties officeooo:rsid="01ac9833"/>
    </style:style>
    <style:style style:name="T36" style:family="text">
      <style:text-properties officeooo:rsid="01b32e72"/>
    </style:style>
    <style:style style:name="T37" style:family="text">
      <style:text-properties officeooo:rsid="01b6017e"/>
    </style:style>
    <style:style style:name="T38" style:family="text">
      <style:text-properties officeooo:rsid="01b94da7"/>
    </style:style>
    <style:style style:name="T39" style:family="text">
      <style:text-properties officeooo:rsid="01bd4d62"/>
    </style:style>
    <style:style style:name="T40" style:family="text">
      <style:text-properties officeooo:rsid="01be9f9e"/>
    </style:style>
    <style:style style:name="T41" style:family="text">
      <style:text-properties officeooo:rsid="01bec2b7"/>
    </style:style>
    <style:style style:name="T42" style:family="text">
      <style:text-properties officeooo:rsid="01bf673e"/>
    </style:style>
    <style:style style:name="T43" style:family="text">
      <style:text-properties officeooo:rsid="01c490ce"/>
    </style:style>
    <style:style style:name="T44" style:family="text">
      <style:text-properties officeooo:rsid="01c7193f"/>
    </style:style>
    <style:style style:name="T45" style:family="text">
      <style:text-properties officeooo:rsid="01c7a12d"/>
    </style:style>
    <style:style style:name="T46" style:family="text">
      <style:text-properties officeooo:rsid="01ce4513"/>
    </style:style>
    <style:style style:name="T47" style:family="text">
      <style:text-properties officeooo:rsid="01d8c4ae"/>
    </style:style>
    <style:style style:name="T48" style:family="text">
      <style:text-properties officeooo:rsid="01dfa14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
      <text:p text:style-name="P2"/>
      <text:p text:style-name="P2"/>
      <text:p text:style-name="P2"/>
      <text:p text:style-name="P2"/>
      <text:p text:style-name="P2">GUÍA DE BUENAS PRÁCTICAS</text:p>
      <text:p text:style-name="P5"/>
      <text:p text:style-name="P7"/>
      <text:p text:style-name="P7"/>
      <text:p text:style-name="P6"/>
      <text:p text:style-name="P20"/>
      <text:p text:style-name="P20"/>
      <text:p text:style-name="P20"/>
      <text:p text:style-name="P20"/>
      <text:p text:style-name="P20"/>
      <text:p text:style-name="P20"/>
      <text:p text:style-name="P37"/>
      <text:p text:style-name="P20"/>
      <text:p text:style-name="P20"/>
      <text:p text:style-name="P20"/>
      <text:p text:style-name="P20"/>
      <text:p text:style-name="P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4">Reunidos</text:p>
      <text:p text:style-name="P27"/>
      <text:p text:style-name="P28">De las concernientes partes del equipo AJAP de la asignatura “Tecnologías Web” de la Universidad de Almería durante el ejercicio lectivo 2019/2020 las cuales son:</text:p>
      <text:p text:style-name="P28"/>
      <text:list xml:id="list481544767" text:style-name="L1">
        <text:list-item>
          <text:p text:style-name="P43">Francisco<text:span text:style-name="T46"> Rodríguez Vasco</text:span></text:p>
        </text:list-item>
        <text:list-item>
          <text:p text:style-name="P43">Álvaro García García</text:p>
        </text:list-item>
        <text:list-item>
          <text:p text:style-name="P43">Álvaro <text:span text:style-name="T34">José Martínez Sánchez</text:span></text:p>
        </text:list-item>
        <text:list-item>
          <text:p text:style-name="P46">José Francisco Castillo Berenguel</text:p>
        </text:list-item>
      </text:list>
      <text:p text:style-name="P29"/>
      <text:p text:style-name="P29">En adelante, la unión de todos los integrantes previamente mencionados se denota como <text:span text:style-name="T10">EL EQUIPO DESARROLLADOR</text:span>. Para cada uno de los integrantes, se denotarán como <text:span text:style-name="T10">MIEMBRO X</text:span> o <text:span text:style-name="T10">INTEGRANTE X</text:span> donde <text:span text:style-name="T10">X</text:span> se sustituirá por el identificador de dicho integrante o miembro en caso de que sea necesario. <text:span text:style-name="T35">Si el contexto lo permite</text:span>, se otorga el uso de MIEMBRO o INTEGRANTE y sus correspondientes plurales, haciendo alusión a un componente o subconjunto de componentes de EL EQUIPO DESARROLLADOR, con el propósito de mantener cierta abstracción y flexibilidad en la redacción.</text:p>
      <text:p text:style-name="P29"/>
      <text:p text:style-name="P25">Exponen</text:p>
      <text:p text:style-name="P26"/>
      <text:p text:style-name="P26">Primero: <text:span text:style-name="T5">Que EL EQUIPO DESARROLLADOR se compromete a adoptar las directrices, los protocolos y las orientaciones del siguiente documento para el correcto desarrollo del proyecto realizado en dicha asignatura.</text:span></text:p>
      <text:p text:style-name="P30"/>
      <text:p text:style-name="P26">Segundo:<text:span text:style-name="T5"> Que EL EQUIPO DESARROLLADOR conoce que dicha gu</text:span><text:span text:style-name="T6">í</text:span><text:span text:style-name="T5">a ha sido inspirada por la metodolog</text:span><text:span text:style-name="T6">í</text:span><text:span text:style-name="T5">a de trabajo ABP (Aprendizaje Basado en Problemas/Proyectos) y que, por tanto, se encuentra dentro de un ámbito experimental.</text:span></text:p>
      <text:p text:style-name="P30"/>
      <text:p text:style-name="P26">Tercero:<text:span text:style-name="T5"> Que el presente documento podrá ser modificado convenientemente por EL EQUIPO DESARROLLADOR si as</text:span><text:span text:style-name="T6">í</text:span><text:span text:style-name="T5"> fuera necesario para esclarecer posibles ambigüedades o ratificar incongruencias existentes.</text:span></text:p>
      <text:p text:style-name="P30"/>
      <text:p text:style-name="P26">Cuarto:<text:span text:style-name="T5"> Que EL EQUIPO DESARROLLADOR presenta un comportamiento dual: es una unidad como concepto, pero un conjunto de INTEGRANTES en la realidad. Además, para cada proyecto, existirán dos entidades ajenas al EQUIPO DESARROLLADOR:</text:span></text:p>
      <text:p text:style-name="P30"/>
      <text:list xml:id="list1827590812" text:style-name="L2">
        <text:list-item>
          <text:p text:style-name="P50"><text:span text:style-name="T1">La empresa como organización que se denotará </text:span><text:span text:style-name="T4">EMPRESA W</text:span><text:span text:style-name="T1"> donde </text:span><text:span text:style-name="T4">W</text:span><text:span text:style-name="T1"> es el nombre asociada a la misma. En caso de que no haya ambigüedad, se procederá a denotar la empresa por su propio nombre.</text:span></text:p>
        </text:list-item>
      </text:list>
      <text:p text:style-name="P30"/>
      <text:list xml:id="list143659911554061" text:continue-numbering="true" text:style-name="L2">
        <text:list-item>
          <text:p text:style-name="P50"><text:span text:style-name="T1">La persona jur</text:span><text:span text:style-name="T2">í</text:span><text:span text:style-name="T1">dica adscrita a la empresa subyacente, quien ejer</text:span><text:span text:style-name="T3">ce</text:span><text:span text:style-name="T1"> como representante de la misma. Esta entidad se denotará en adelante como </text:span><text:span text:style-name="T4">EL CLIENTE</text:span><text:span text:style-name="T1">.</text:span></text:p>
        </text:list-item>
      </text:list>
      <text:p text:style-name="P30"/>
      <text:p text:style-name="P4"><text:alphabetical-index-mark text:string-value="Proósito"/><text:alphabetical-index-mark text:string-value="Proósito"/></text:p>
      <text:p text:style-name="P30"/>
      <text:h text:style-name="P87" text:outline-level="1"><text:soft-page-break/><text:span text:style-name="T7">1 </text:span><text:span text:style-name="T9">Propósito</text:span></text:h>
      <text:p text:style-name="P35"/>
      <text:p text:style-name="P31">El propósito de este documento es la generación de una guía que permita:</text:p>
      <text:p text:style-name="P31"/>
      <text:list xml:id="list2941077137" text:style-name="L3">
        <text:list-item>
          <text:p text:style-name="P47">Establecer parcialmente las bases para la realización de un proyecto real.</text:p>
          <text:p text:style-name="P47"/>
        </text:list-item>
        <text:list-item>
          <text:p text:style-name="P47">Permitir una correcta gestión del proyecto.</text:p>
          <text:p text:style-name="P47"/>
        </text:list-item>
        <text:list-item>
          <text:p text:style-name="P47">Evitar la aparición de conflictos propios del trabajo en equipo.</text:p>
          <text:p text:style-name="P47"/>
        </text:list-item>
        <text:list-item>
          <text:p text:style-name="P47">Subsanar los posibles problemas de relación entre los miembros del EQUIPO DESARROLLADOR.</text:p>
        </text:list-item>
      </text:list>
      <text:p text:style-name="P31"/>
      <text:p text:style-name="P32">Al mismo tiempo, este guía debe generar una base que permita:</text:p>
      <text:list xml:id="list143661360147806" text:continue-numbering="true" text:style-name="L3">
        <text:list-header>
          <text:p text:style-name="P47"/>
        </text:list-header>
        <text:list-item>
          <text:p text:style-name="P47">Fomentar la comunicación y participación del CLIENTE para evitar incongruencias durante el desarrollo.</text:p>
          <text:p text:style-name="P47"/>
        </text:list-item>
        <text:list-item>
          <text:p text:style-name="P47">Confeccionar unos fundamentos para la redacción de informes y documentos de seguimiento.</text:p>
        </text:list-item>
      </text:list>
      <text:p text:style-name="P31"/>
      <text:p text:style-name="P31"/>
      <text:p text:style-name="P33"><text:span text:style-name="T7">Dicho documento se separa en diferentes secciones, donde cada una de ellas realiza una exposición enfática sobre criterios, metodolog</text:span><text:span text:style-name="T8">í</text:span><text:span text:style-name="T7">as y resoluciones particulares. Todas las secciones son interdependientes y se aplican con car</text:span><text:span text:style-name="T8">á</text:span><text:span text:style-name="T7">cter vinculante.</text:span></text:p>
      <text:p text:style-name="P36"/>
      <text:p text:style-name="P36"/>
      <text:h text:style-name="P87" text:outline-level="1">2 Modificación de este documento</text:h>
      <text:p text:style-name="P21"/>
      <text:p text:style-name="P8">La modificación del presente documento está sujeta a una votación que deberá ser resuelta por medio de un consenso unánime entre EL EQUIPO DESARROLLADOR. Dicha modificación deberá ser de carácter premeditado, cuya iniciativa está ligada a la manifestación de posibles incoherencias o ambigüedades encontradas por, al menos, un MIEMBRO, quién deberá, a su vez, aportar una nuevo escrito que suplante las partes afectadas y que, a su juicio, las resuelva sin generar nueva confusión.</text:p>
      <text:p text:style-name="P8"/>
      <text:p text:style-name="P8"/>
      <text:h text:style-name="P87" text:outline-level="1">3 Toma de decisiones: Carácter General</text:h>
      <text:p text:style-name="P8"/>
      <text:p text:style-name="P8">La toma de cualquier decisión generada por un MIEMBRO que afecte a EL EQUIPO DESARROLLADOR deberá estar sujeta a votación.</text:p>
      <text:p text:style-name="P8"/>
      <text:p text:style-name="P8">Para dicha votación, la paridad del cardinal de EL EQUIPO DESARROLLADOR puede dar conflictos, para los cuales se optarán los siguientes criterios:</text:p>
      <text:p text:style-name="P8"/>
      <text:list xml:id="list2363187211" text:style-name="L4">
        <text:list-item>
          <text:p text:style-name="P82"><text:soft-page-break/><text:span text:style-name="T12">Debe haber mayoría absoluta, es decir tres a favor y uno en contra, como </text:span><text:span text:style-name="T13">mí</text:span><text:span text:style-name="T12">nimo.</text:span></text:p>
          <text:p text:style-name="P51"/>
        </text:list-item>
        <text:list-item>
          <text:p text:style-name="P52">En caso de haber empate, se alienta a establecer un debate organizado para persuadir al resto.</text:p>
          <text:p text:style-name="P52"/>
        </text:list-item>
        <text:list-item>
          <text:p text:style-name="P52">En caso de que la decisión por mayo<text:span text:style-name="T27">rí</text:span>a absoluta incomode de forma extraordinaria a uno de los miembros, se deberá confeccionar una solución alternativa. Esta solución alternativa debe aprobarse por unanimidad. Para ello, se apela a la razón y la empatía del colectivo.</text:p>
        </text:list-item>
      </text:list>
      <text:p text:style-name="P8"/>
      <text:p text:style-name="P8"/>
      <text:p text:style-name="P8">En caso de conflicto grave que presenten propiedades irresolubles, se optará por seleccionar un medidor ajeno a EL EQUIPO DESARROLLADOR. Esta entidad deberá ser conocedora de ambas partes del conflicto y elaborar un veredicto que deberá acatarse sin objeción alguna, siempre y cuando dicho veredicto no involucre elementos adicionales a la cuestión inicial del conflicto.</text:p>
      <text:p text:style-name="P8"/>
      <text:p text:style-name="P8">Para el desarrollo de cualquier debate con objeto de persuasión, se consideran las siguientes prácticas:</text:p>
      <text:p text:style-name="P8"/>
      <text:p text:style-name="P8"/>
      <text:list xml:id="list878029633" text:style-name="L5">
        <text:list-item>
          <text:p text:style-name="P53">Se descarta cualquier argumento de autoridad siempre y cuando no compro<text:span text:style-name="T28">me</text:span>ta de forma extrema los ideales de cualquier miembro.</text:p>
          <text:p text:style-name="P53"/>
        </text:list-item>
        <text:list-item>
          <text:p text:style-name="P53">Ninguno de los miembros se colocará moralmente por encima de otro ni le humillará para forzar la persuasión.</text:p>
          <text:p text:style-name="P53"/>
        </text:list-item>
        <text:list-item>
          <text:p text:style-name="P53">Cualquier negación de la opinión de otro miembro deberá estar contrastada con una serie de argumentos. Un NO a secas no tiene ninguna validez para negar una opinión.</text:p>
          <text:p text:style-name="P53"/>
        </text:list-item>
        <text:list-item>
          <text:p text:style-name="P53">Diremos que un acuerdo o pacto será justo cuando todas las partes pierdan y ganen algo simultáneamente.</text:p>
          <text:p text:style-name="P53"/>
        </text:list-item>
        <text:list-item>
          <text:p text:style-name="P53">Se apela en todo momento a la razón y al buen juicio de EL EQUIPO DESARROLLADOR.</text:p>
        </text:list-item>
      </text:list>
      <text:p text:style-name="P10"/>
      <text:h text:style-name="P87" text:outline-level="1">4 Comunicación</text:h>
      <text:p text:style-name="P34"/>
      <text:p text:style-name="P8">Definimos comunicación como el gesto o acto que permite trasladar mensajes entre los miembros de un colectivo. Se presentan una serie de subsecciones relativas a diversos componentes de la comunicación.</text:p>
      <text:p text:style-name="P8"/>
      <text:h text:style-name="P89" text:outline-level="2"><text:span text:style-name="T23">4.1 </text:span>Canales</text:h>
      <text:p text:style-name="P8">La comunicación entre EL EQUIPO DESARROLLADOR podrá ser presencial o a distancia. La elección del canal bajo esta taxonomía queda a manos de EL EQUIPO DESARROLLADOR quien a conveniencia deberá tomar una elección dada una instanciación temporal (col. : cuando llegue el momento).</text:p>
      <text:p text:style-name="P8"/>
      <text:h text:style-name="P91" text:outline-level="3"><text:soft-page-break/>4.1.1 <text:span text:style-name="T24">Comunicación presencial</text:span></text:h>
      <text:p text:style-name="P8">Para la comunicación presencial se debe acordar un día, lugar y hora para realizar un encuentro. Dicho acuerdo deberá ser aceptado por todo EL EQUIPO DESARROLLADOR de forma unánime.</text:p>
      <text:p text:style-name="P8"/>
      <text:p text:style-name="P8">La realización del encuentro es de carácter vinculante y no se deberá anular una vez adjudicada una fecha y lugar salvo causa mayor (salud, accidentes, etc).</text:p>
      <text:p text:style-name="P8"/>
      <text:p text:style-name="P8">Se considera un fallo técnico en el transporte como adversidad aceptable siempre y cuando sea ocasional y muy esporádico.</text:p>
      <text:p text:style-name="P8"/>
      <text:p text:style-name="P8">Se considera que un lugar de reunión es inaceptable si:</text:p>
      <text:p text:style-name="P8"/>
      <text:list xml:id="list4177280965" text:style-name="L6">
        <text:list-item>
          <text:p text:style-name="P54">Carece de los medios para trabajar, como electricidad o conexión a internet.</text:p>
          <text:p text:style-name="P54"/>
        </text:list-item>
        <text:list-item>
          <text:p text:style-name="P54">Se trata de un lugar restringido para un MIEMBRO.</text:p>
        </text:list-item>
      </text:list>
      <text:p text:style-name="P8"/>
      <text:p text:style-name="P8">Se considera que una fecha es inaceptable si:</text:p>
      <text:p text:style-name="P8"/>
      <text:list xml:id="list443363026" text:style-name="L7">
        <text:list-item>
          <text:p text:style-name="P55">Existe un evento de diversa índole, pero de carácter obligatorio para un MIEMBRO.<text:line-break/></text:p>
        </text:list-item>
        <text:list-item>
          <text:p text:style-name="P55">El rango de horas de reunión compromete los horarios de transporte de cualquier MIEMBRO. Se asume que dicho miembro depende de dicho servicio de transporte.</text:p>
        </text:list-item>
      </text:list>
      <text:p text:style-name="P11"/>
      <text:p text:style-name="P11"/>
      <text:h text:style-name="P92" text:outline-level="3">4.1.2 Comunicación a distancia</text:h>
      <text:p text:style-name="P8"/>
      <text:p text:style-name="P8">Para la comunicación a distancia se presentan las siguientes herramientas:</text:p>
      <text:p text:style-name="P8"/>
      <text:list xml:id="list3432129515" text:style-name="L8">
        <text:list-item>
          <text:p text:style-name="P56">Whatsapp.</text:p>
        </text:list-item>
        <text:list-item>
          <text:p text:style-name="P56">Telegram.</text:p>
        </text:list-item>
        <text:list-item>
          <text:p text:style-name="P56">Correo electrónico.</text:p>
        </text:list-item>
        <text:list-item>
          <text:p text:style-name="P56">Skype.</text:p>
        </text:list-item>
        <text:list-item>
          <text:p text:style-name="P56">Discord.</text:p>
        </text:list-item>
        <text:list-item>
          <text:p text:style-name="P56">Otras.</text:p>
          <text:p text:style-name="P56"/>
        </text:list-item>
      </text:list>
      <text:p text:style-name="P8">La elección de dichas herramientas esta sujeta a <text:span text:style-name="T25">los siguientes criterios</text:span>:</text:p>
      <text:p text:style-name="P8"/>
      <text:list xml:id="list3177946199" text:style-name="L9">
        <text:list-item>
          <text:p text:style-name="P57">Debe permitir comunicación por difusión.</text:p>
          <text:p text:style-name="P57"/>
        </text:list-item>
        <text:list-item>
          <text:p text:style-name="P57">La comunicación debe ser “rápida”.</text:p>
          <text:p text:style-name="P57"/>
        </text:list-item>
        <text:list-item>
          <text:p text:style-name="P57">La herramienta seleccionada deber ser accesible para todo EL EQUIPO DESARROLLADOR.</text:p>
          <text:p text:style-name="P57"/>
        </text:list-item>
        <text:list-item>
          <text:p text:style-name="P57">El rechazo de una plataforma por negarse a realizar un proceso de aprendizaje en caso de desconocerla NO es criterio.</text:p>
          <text:p text:style-name="P57"/>
        </text:list-item>
        <text:list-item>
          <text:p text:style-name="P57">No se recomienda elegir una herramienta que no conozca ningún MIEMBRO, salvo que este impuesto por la asignatura.</text:p>
          <text:p text:style-name="P57"><text:soft-page-break/></text:p>
        </text:list-item>
        <text:list-item>
          <text:p text:style-name="P57">Si un MIEMBRO desconoce el funcionamiento de una plataforma y ésta va a ser usada, existe obligatoriedad por parte del resto a instruirle (salvo que exista otro que no tenga dicho conocimiento).</text:p>
        </text:list-item>
      </text:list>
      <text:p text:style-name="P11"/>
      <text:p text:style-name="P8">A su vez, la comunicación a distancia puede ser síncrona o asíncrona. De forma genérica, se usaran plataformas de difusión asíncrona como Whatsapp o Telegram. Este tipo de comunicación se realizará para tratar temas particulares o de poca profundidad.<text:span text:style-name="T36"> Las reuniones a distancia o el tratamiento de asuntos que requieran profundidad se realizarán por medio de software de comunicación que haga uso del protocolo</text:span> VoIP como Skype o Discord. En estos casos, se aplican de forma “relajada” las mismas reglas que para las reuniones presenciales.</text:p>
      <text:p text:style-name="P8"/>
      <text:h text:style-name="Heading_20_2" text:outline-level="2">4.2 Reglas generales de comunicación</text:h>
      <text:p text:style-name="P8"/>
      <text:p text:style-name="P8">Se aplican unas reglas generales a la hora de realizar los procesos comunicativos entre EL EQUIPO DESARROLLADOR:</text:p>
      <text:p text:style-name="P8"/>
      <text:list xml:id="list2686268371" text:style-name="L10">
        <text:list-item>
          <text:p text:style-name="P58">Todas las entidades de EL EQUIPO DESARROLLADOR deberán estar presentes. </text:p>
          <text:p text:style-name="P58"/>
        </text:list-item>
        <text:list-item>
          <text:p text:style-name="P58">Todas las entidades de EL EQUIPO DESARROLLADOR deberán adoptar una actitud activa en relación a la comunicación. Esto implica que todas las partes deberán participar activamente tanto como emisores como receptores. </text:p>
          <text:p text:style-name="P58"/>
        </text:list-item>
        <text:list-item>
          <text:p text:style-name="P58">Todas las entidades de EL EQUIPO DESARROLLADOR deberán estar al día con las cuestiones relativas al asunto de la comunicación.</text:p>
        </text:list-item>
      </text:list>
      <text:p text:style-name="P9"/>
      <text:h text:style-name="Heading_20_1" text:outline-level="1">5 Reuniones Presenciales</text:h>
      <text:p text:style-name="P75">Por motivos de continuidad, seguimiento y consistencia con el proyecto, EL EQUIPO DESARROLLADOR<text:span text:style-name="T48"> establece el siguiente horario de reuniones presenciales, definido por cada miércoles de 10:00 am hasta las 12:00 pm de dicho día.</text:span></text:p>
      <text:p text:style-name="P76"/>
      <text:p text:style-name="P77">Este horario podrá sufrir modificaciones si fuese necesario, dejando en acta dicha modificación en el presente documento.</text:p>
      <text:h text:style-name="P88" text:outline-level="1"><text:span text:style-name="T47">6</text:span> Recursos Compartidos</text:h>
      <text:p text:style-name="P8">Los recursos compartidos se definen como instancias digitales que pertenece a EL EQUIPO DESARROLLADOR como única entidad. Dichos recursos compartidos se dividen en ficheros compartidos y plataformas de colaboración.</text:p>
      <text:p text:style-name="P8"/>
      <text:p text:style-name="P8">Las plataformas de colaboración podrán ser:</text:p>
      <text:p text:style-name="P8"/>
      <text:list xml:id="list2192266707" text:style-name="L11">
        <text:list-item>
          <text:p text:style-name="P59">Google Drive</text:p>
        </text:list-item>
        <text:list-item>
          <text:p text:style-name="P59">GitHub</text:p>
        </text:list-item>
        <text:list-item>
          <text:p text:style-name="P59">Dropbox</text:p>
        </text:list-item>
        <text:list-item>
          <text:p text:style-name="P59">Otras</text:p>
        </text:list-item>
      </text:list>
      <text:p text:style-name="P9"/>
      <text:p text:style-name="P8"><text:soft-page-break/>Los ficheros compartidos son aquellos que tienen relación con el desarrollo del proyecto. D<text:span text:style-name="T26">i</text:span>chos ficheros son susceptibles a ser modificados de forma concurrente y distribuida. Para ello se recomienda el uso de herramientas de control de versiones como git. Sin em<text:span text:style-name="T26">bargo</text:span>, por temas de accesibilidad se podrán repartir en diferentes plataformas previamente descritas.</text:p>
      <text:p text:style-name="P8"/>
      <text:h text:style-name="Heading_20_1" text:outline-level="1"><text:span text:style-name="T47">7</text:span> Conflictos</text:h>
      <text:p text:style-name="P8">Se define conflicto como un enfrentamiento entre dos o más partes cuando se presentan ideas, consideraciones, etc que son contrarios o difieren en varios aspectos. Se destacan dos tipos de conflictos: positivos y negativos.</text:p>
      <text:p text:style-name="P8"/>
      <text:h text:style-name="Heading_20_2" text:outline-level="2"><text:span text:style-name="T47">7</text:span>.1 Conflictos positivos</text:h>
      <text:p text:style-name="P8">Los conflictos positivos son aquellos que presentan las siguientes características:</text:p>
      <text:p text:style-name="P8"/>
      <text:list xml:id="list2661979717" text:style-name="L12">
        <text:list-item>
          <text:p text:style-name="P60">Refuerza los argumentos de cada una de las partes.</text:p>
          <text:p text:style-name="P60"/>
        </text:list-item>
        <text:list-item>
          <text:p text:style-name="P70">Hay susceptibilidad de cambio de opinión.</text:p>
          <text:p text:style-name="P60"/>
        </text:list-item>
        <text:list-item>
          <text:p text:style-name="P60">Fomenta el pensamiento autocrítico.</text:p>
          <text:p text:style-name="P60"/>
        </text:list-item>
        <text:list-item>
          <text:p text:style-name="P60">Los debates y negociaciones asociados pueden conducir a nuevas ideas y opiniones que resulten innovadoras.</text:p>
        </text:list-item>
      </text:list>
      <text:p text:style-name="P8"/>
      <text:h text:style-name="Heading_20_2" text:outline-level="2"><text:span text:style-name="T47">7</text:span>.2 Conflictos negativos</text:h>
      <text:p text:style-name="P8">Los conflictos negativos son aquellos que presentan las siguientes características:</text:p>
      <text:p text:style-name="P8"/>
      <text:list xml:id="list1215634760" text:style-name="L13">
        <text:list-item>
          <text:p text:style-name="P61">Las diferentes partes involucradas desean imponer su voluntad.</text:p>
          <text:p text:style-name="P61"/>
        </text:list-item>
        <text:list-item>
          <text:p text:style-name="P62">Presentan ataques de forma personal a otros MIEMBROS.</text:p>
          <text:p text:style-name="P62"/>
        </text:list-item>
        <text:list-item>
          <text:p text:style-name="P62">No existe susceptibilidad alguna a cambiar de opinión.</text:p>
          <text:p text:style-name="P62"/>
        </text:list-item>
        <text:list-item>
          <text:p text:style-name="P62">Se juega con factores psicológicos agresivos en vez de con factores dialécticos.</text:p>
        </text:list-item>
      </text:list>
      <text:p text:style-name="P12"/>
      <text:p text:style-name="P8">Las causas más probables de conflictos negativos son:</text:p>
      <text:p text:style-name="P8"/>
      <text:list xml:id="list182021466" text:style-name="L14">
        <text:list-item>
          <text:p text:style-name="P63">La fatiga.</text:p>
          <text:p text:style-name="P63"/>
        </text:list-item>
        <text:list-item>
          <text:p text:style-name="P63">El estrés.</text:p>
          <text:p text:style-name="P63"/>
        </text:list-item>
        <text:list-item>
          <text:p text:style-name="P63">“Roces” ente MIEMBROS que no se han solucionado y que se van “acumulando”.</text:p>
          <text:p text:style-name="P63"/>
        </text:list-item>
        <text:list-item>
          <text:p text:style-name="P63">Estados de necesidades fisiológica como hambre, sed, etc.</text:p>
        </text:list-item>
      </text:list>
      <text:p text:style-name="P8"/>
      <text:h text:style-name="Heading_20_1" text:outline-level="1"><text:soft-page-break/><text:span text:style-name="T47">8</text:span> Gestión de conflictos</text:h>
      <text:p text:style-name="P8">Esta sección se centra en dos cuestiones: evitar la aparición de conflictos y establecer pautas para subsanar los conflictos que aparezcan.</text:p>
      <text:p text:style-name="P8"/>
      <text:p text:style-name="P8"/>
      <text:h text:style-name="Heading_20_2" text:outline-level="2"><text:span text:style-name="T47">8.1 </text:span>Prevención de conflictos</text:h>
      <text:p text:style-name="P8">Se adoptan los siguientes criterios para evitar la aparición de conflictos:</text:p>
      <text:p text:style-name="P8"/>
      <text:list xml:id="list1634896841" text:style-name="L15">
        <text:list-item>
          <text:p text:style-name="P64">Ningún MIEMBRO reclamará la autoría de cualquier idea, salvo que sea para realizar algún esclarecimiento conveniente.. Todas las ideas son aportadas en beneficio de EL EQUIPO DESARROLLADOR. </text:p>
          <text:p text:style-name="P64"/>
        </text:list-item>
        <text:list-item>
          <text:p text:style-name="P64">Durante las reuniones se entiende que las necesidades fisiológicas como hambre, sed o tener que ir al baño generan incomodidad que desemboca conductas adversas. <text:span text:style-name="T37">Subsanar dichas necesidades de forma correcta puede evitar cierto malestar.</text:span></text:p>
          <text:p text:style-name="P64"/>
        </text:list-item>
        <text:list-item>
          <text:p text:style-name="P64">Durante las reuniones se deberán realizar descansos que serán impuestos en el momento de necesidad.</text:p>
          <text:p text:style-name="P64"/>
        </text:list-item>
        <text:list-item>
          <text:p text:style-name="P64">Se entiende que todos los INTEGRANTES están adscritos en diversas actividades académicas que presentan tareas evaluadoras, las cuales necesitan preparación, tiempo y dedicación. Se deberán respetar dichas tareas siempre y cuando no comprometan al proyecto.</text:p>
          <text:p text:style-name="P64"/>
        </text:list-item>
        <text:list-item>
          <text:p text:style-name="P85"><text:span text:style-name="T12">S</text:span><text:span text:style-name="T11">e entiende que los MIEMBROS podrían estar adscritos en actividades laborales. Dichas actividades laborales deberán ser respetadas dentro de un margen razonable con el desarrollo del proyecto. </text:span></text:p>
          <text:p text:style-name="P71"/>
        </text:list-item>
        <text:list-item>
          <text:p text:style-name="P64">Cualquier tipo de incomodidad deberá notificarse para su resolución. El objetivo es solucionar los “roces” y no “almacenarlos” para luego explotar en un conflicto grave.</text:p>
          <text:p text:style-name="P64"/>
        </text:list-item>
      </text:list>
      <text:h text:style-name="Heading_20_2" text:outline-level="2"><text:span text:style-name="T47">8</text:span>.2 Resolución de conflictos</text:h>
      <text:p text:style-name="P8"/>
      <text:p text:style-name="P8">De forma genérica, los conflictos se solucionarán realizando un debate dialéctico y<text:span text:style-name="T31"> </text:span>se aplicarán las pautas de la sección Toma de decisiones: Carácter General.</text:p>
      <text:p text:style-name="P8"/>
      <text:h text:style-name="Heading_20_1" text:outline-level="1"><text:span text:style-name="T47">9</text:span> Metodología de trabajo</text:h>
      <text:p text:style-name="P8">La metodología de trabajo indica las pautas que deberían seguirse para el desarrollo del proyecto según los criterios de la asignatura Tecnologías WEB. La metodología <text:span text:style-name="T32">didáctica </text:span>escogida es el ABP, para la cual se debe esclarecer algunas cuestiones.</text:p>
      <text:p text:style-name="P8"/>
      <text:p text:style-name="P16">La metodología de trabajo debe permitir:</text:p>
      <text:p text:style-name="P16"/>
      <text:list xml:id="list2567907524" text:style-name="L16">
        <text:list-item>
          <text:p text:style-name="P86"><text:span text:style-name="T16">O</text:span><text:span text:style-name="T11">btener un criterio de inicio para abordar el problema.</text:span></text:p>
          <text:p text:style-name="P78"><text:soft-page-break/></text:p>
        </text:list-item>
        <text:list-item>
          <text:p text:style-name="P83"><text:span text:style-name="T16">Establecer un sistema que permita discernir lo que se conoce y lo que no se conoce. </text:span><text:span text:style-name="T20">El modelo a seguir es el de la </text:span><text:a xlink:type="simple" xlink:href="https://es.wikipedia.org/wiki/Ventana_de_Johari" text:style-name="Internet_20_link" text:visited-style-name="Visited_20_Internet_20_Link">ventana de Johari</text:a><text:span text:style-name="T20">, pero a nivel de grupo. En este caso, se permite mayor flexibilidad para discernir las </text:span><text:span text:style-name="T21">áreas</text:span><text:span text:style-name="T20">: libre, ciega y oculta. </text:span></text:p>
          <text:p text:style-name="P79"/>
        </text:list-item>
        <text:list-item>
          <text:p text:style-name="P86"><text:span text:style-name="T22">Generar </text:span><text:span text:style-name="T19">una definición rigurosa y desglosada del problema para que todos los MIEMBROS tengan conocimiento de lo que hay que hacer.</text:span></text:p>
          <text:p text:style-name="P80"/>
        </text:list-item>
        <text:list-item>
          <text:p text:style-name="P80">Desarrollar un método para recopilar información, que de forma paralela permita incrementar la capacidad para discernir entre conocimiento útil y no. </text:p>
          <text:p text:style-name="P80"/>
        </text:list-item>
        <text:list-item>
          <text:p text:style-name="P80">Realizar un modelo de continuidad que permita construir un seguimiento de las actividades para poder evocarlas en puntos posteriores donde sean necesarias.</text:p>
          <text:p text:style-name="P80"/>
          <text:p text:style-name="P80"/>
        </text:list-item>
        <text:list-item>
          <text:p text:style-name="P81">Esclarecer de forma continua e iterativa el rol de estudiante dentro de la metodología ABP, así como el rol del tutor y sus diferencias con <text:span text:style-name="T38">respecto a</text:span>l modelo tradicional de enseñanza.</text:p>
          <text:p text:style-name="P72"/>
        </text:list-item>
      </text:list>
      <text:p text:style-name="P17">Para ello, la metodología establece los siguientes elementos:</text:p>
      <text:p text:style-name="P8"/>
      <text:h text:style-name="Heading_20_2" text:outline-level="2"><text:span text:style-name="T47">9</text:span>.1 Liderazgo</text:h>
      <text:p text:style-name="P41">En cada subproblema se elegirá a un MIEMBRO que adoptará el papel de líder. Para ello se <text:span text:style-name="T12">consideran los siguientes criterios:</text:span></text:p>
      <text:list xml:id="list140739750" text:style-name="L17">
        <text:list-item>
          <text:p text:style-name="P65">El papel de líder deberá rotarse.</text:p>
          <text:p text:style-name="P65"/>
        </text:list-item>
        <text:list-item>
          <text:p text:style-name="P65">Todos los MIEMBROS deben adquirir el papel de líder en al menos un subproyecto. </text:p>
          <text:p text:style-name="P65"/>
        </text:list-item>
        <text:list-item>
          <text:p text:style-name="P65">El líder puede verse como un “director de subproyecto” quien asumirá las responsabilidades, pero también las condecoraciones.</text:p>
        </text:list-item>
      </text:list>
      <text:p text:style-name="P12"/>
      <text:p text:style-name="P3"><text:span text:style-name="T14">E</text:span><text:span text:style-name="T12">l papel de líder tiene vigencia solamente </text:span><text:span text:style-name="T18">durante</text:span><text:span text:style-name="T12"> </text:span><text:span text:style-name="T18">el</text:span><text:span text:style-name="T17"> desarrollo </text:span><text:span text:style-name="T12">del subproyecto <text:s/>asociado. Además, la “jurisdicción” otorgada al líder solo tiene cabida en la</text:span><text:span text:style-name="T14">s </text:span><text:span text:style-name="T12">decisiones técnicas del proyecto. Esto implica que:</text:span></text:p>
      <text:p text:style-name="P12"/>
      <text:list xml:id="list375576247" text:style-name="L18">
        <text:list-item>
          <text:p text:style-name="P66">El líder es responsable de repartir tareas <text:span text:style-name="T39">y sincronizar </text:span>al resto de INTEGRANTES.</text:p>
          <text:p text:style-name="P66"/>
        </text:list-item>
        <text:list-item>
          <text:p text:style-name="P66">El hecho de ser líder no exime del cumplimiento de <text:span text:style-name="T40">las</text:span> tareas inherentes <text:span text:style-name="T40">como </text:span>desarrollador.</text:p>
          <text:p text:style-name="P66"/>
        </text:list-item>
        <text:list-item>
          <text:p text:style-name="P84"><text:span text:style-name="T12">El </text:span><text:span text:style-name="T15">lí</text:span><text:span text:style-name="T12">der debe ser coherente de la transitoriedad de su rol.</text:span></text:p>
          <text:p text:style-name="P66"/>
        </text:list-item>
        <text:list-item>
          <text:p text:style-name="P66">Las decisiones del líder en aspectos técnicos del subproblema deberán ser tomadas muy en consideración. Para evitar conflictos, se recomienda que el líder adscriba sus decisiones con consenso de EL EQUIPO DESARROLLADOR sin imponer su voluntad.</text:p>
        </text:list-item>
      </text:list>
      <text:p text:style-name="P8"/>
      <text:p text:style-name="P19">La rotación de<text:span text:style-name="T41">l rol de</text:span> líder seguirá el siguiente patrón dividido en subproblemas</text:p>
      <text:p text:style-name="P19"/>
      <text:list xml:id="list143659739716707" text:continue-list="list481544767" text:style-name="L1">
        <text:list-item>
          <text:p text:style-name="P44">Francisco<text:span text:style-name="T46"> Rodríguez Vasco</text:span></text:p>
        </text:list-item>
        <text:list-item>
          <text:p text:style-name="P44">Álvaro García García</text:p>
        </text:list-item>
        <text:list-item>
          <text:p text:style-name="P44"><text:soft-page-break/>Álvaro <text:span text:style-name="T34">José Martínez Sánchez</text:span></text:p>
        </text:list-item>
        <text:list-item>
          <text:p text:style-name="P48">José Francisco Castillo Berenguel</text:p>
        </text:list-item>
      </text:list>
      <text:p text:style-name="P19"/>
      <table:table table:name="Table1" table:style-name="Table1">
        <table:table-column table:style-name="Table1.A"/>
        <table:table-column table:style-name="Table1.B"/>
        <table:table-row>
          <table:table-cell table:style-name="Table1.A1" office:value-type="string">
            <text:p text:style-name="P40">Subproblema</text:p>
          </table:table-cell>
          <table:table-cell table:style-name="Table1.B1" office:value-type="string">
            <text:p text:style-name="P40">Líder</text:p>
          </table:table-cell>
        </table:table-row>
        <table:table-row>
          <table:table-cell table:style-name="Table1.A2" office:value-type="string">
            <text:p text:style-name="P39">SP-1 ABP y Trabajo en Equipo</text:p>
          </table:table-cell>
          <table:table-cell table:style-name="Table1.B2" office:value-type="string">
            <text:list xml:id="list143660842089105" text:continue-numbering="true" text:style-name="L1">
              <text:list-header>
                <text:p text:style-name="P49">José Francisco Castillo Berenguel</text:p>
              </text:list-header>
            </text:list>
          </table:table-cell>
        </table:table-row>
        <table:table-row>
          <table:table-cell table:style-name="Table1.A2" office:value-type="string">
            <text:p text:style-name="P39">SP-2 Cliente</text:p>
          </table:table-cell>
          <table:table-cell table:style-name="Table1.B2" office:value-type="string">
            <text:list xml:id="list143660009300681" text:continue-numbering="true" text:style-name="L1">
              <text:list-header>
                <text:p text:style-name="P45">Francisco<text:span text:style-name="T46"> Rodríguez Vasco</text:span></text:p>
              </text:list-header>
            </text:list>
          </table:table-cell>
        </table:table-row>
        <table:table-row>
          <table:table-cell table:style-name="Table1.A2" office:value-type="string">
            <text:p text:style-name="P39">SP-3 Proceso de Desarrollo</text:p>
          </table:table-cell>
          <table:table-cell table:style-name="Table1.B2" office:value-type="string">
            <text:list xml:id="list143661723803524" text:continue-numbering="true" text:style-name="L1">
              <text:list-header>
                <text:p text:style-name="P45">Álvaro <text:span text:style-name="T34">José Martínez Sánchez</text:span></text:p>
              </text:list-header>
            </text:list>
          </table:table-cell>
        </table:table-row>
        <table:table-row>
          <table:table-cell table:style-name="Table1.A2" office:value-type="string">
            <text:p text:style-name="P39">SP-4 Criterios de Evaluación Web</text:p>
          </table:table-cell>
          <table:table-cell table:style-name="Table1.B2" office:value-type="string">
            <text:list xml:id="list143661086594520" text:continue-numbering="true" text:style-name="L1">
              <text:list-header>
                <text:p text:style-name="P45">Álvaro García García</text:p>
              </text:list-header>
            </text:list>
          </table:table-cell>
        </table:table-row>
        <table:table-row>
          <table:table-cell table:style-name="Table1.A2" office:value-type="string">
            <text:p text:style-name="P39">SP-5 Front End Developtment</text:p>
          </table:table-cell>
          <table:table-cell table:style-name="Table1.B2" office:value-type="string">
            <text:list xml:id="list143659988527162" text:continue-numbering="true" text:style-name="L1">
              <text:list-header>
                <text:p text:style-name="P49">José Francisco Castillo Berenguel</text:p>
              </text:list-header>
            </text:list>
          </table:table-cell>
        </table:table-row>
        <table:table-row>
          <table:table-cell table:style-name="Table1.A2" office:value-type="string">
            <text:p text:style-name="P39">SP-6 Web Server</text:p>
          </table:table-cell>
          <table:table-cell table:style-name="Table1.B2" office:value-type="string">
            <text:list xml:id="list143660699576443" text:continue-numbering="true" text:style-name="L1">
              <text:list-header>
                <text:p text:style-name="P45">Francisco<text:span text:style-name="T46"> Rodríguez Vasco</text:span></text:p>
              </text:list-header>
            </text:list>
          </table:table-cell>
        </table:table-row>
        <table:table-row>
          <table:table-cell table:style-name="Table1.A2" office:value-type="string">
            <text:p text:style-name="P39">SP-7 Web Site - Database</text:p>
          </table:table-cell>
          <table:table-cell table:style-name="Table1.B2" office:value-type="string">
            <text:list xml:id="list143660790432925" text:continue-numbering="true" text:style-name="L1">
              <text:list-header>
                <text:p text:style-name="P45">Álvaro <text:span text:style-name="T34">José Martínez Sánchez</text:span></text:p>
              </text:list-header>
            </text:list>
          </table:table-cell>
        </table:table-row>
        <table:table-row>
          <table:table-cell table:style-name="Table1.A2" office:value-type="string">
            <text:p text:style-name="P39">SP-8 Optimizar Sitio Web</text:p>
          </table:table-cell>
          <table:table-cell table:style-name="Table1.B2" office:value-type="string">
            <text:list xml:id="list143661218348887" text:continue-numbering="true" text:style-name="L1">
              <text:list-header>
                <text:p text:style-name="P45">Álvaro García García</text:p>
              </text:list-header>
            </text:list>
          </table:table-cell>
        </table:table-row>
      </table:table>
      <text:list xml:id="list106715642" text:style-name="L19">
        <text:list-header>
          <text:p text:style-name="P73"/>
        </text:list-header>
      </text:list>
      <text:p text:style-name="P19"/>
      <text:p text:style-name="P19"/>
      <text:p text:style-name="P22"/>
      <text:h text:style-name="P90" text:outline-level="2"><text:span text:style-name="T47">9.2 </text:span>Brainstorming</text:h>
      <text:p text:style-name="P13">Se trata de una actividad que fomenta la estimulación inicial para dirigir el pensamiento hacia un problema.<text:span text:style-name="T31"> </text:span></text:p>
      <text:p text:style-name="P13"/>
      <text:p text:style-name="P14">Se define como un “bombardeo de ideas” que se centra en <text:span text:style-name="T42">proporcionar</text:span> <text:span text:style-name="T31">ideas que pueden ser enfoques, subsoluciones o alternativas de un problema. A su vez, puede permitir la generación de diagramas conceptuales o el establecimiento de sus esbozos Para la realización de </text:span><text:span text:style-name="T29">brainstorming</text:span><text:span text:style-name="T30"> se tomarán las siguientes consideraciones</text:span></text:p>
      <text:p text:style-name="P14"/>
      <text:p text:style-name="P13"/>
      <text:list xml:id="list194987996" text:style-name="L20">
        <text:list-item>
          <text:p text:style-name="P67">Cada MIEMBRO propondrá alguna subsolución<text:span text:style-name="T31">, enfoque o idea.</text:span></text:p>
          <text:p text:style-name="P67"/>
        </text:list-item>
        <text:list-item>
          <text:p text:style-name="P67">Si un MIEMBRO no es capaz de dar alguna idea, deberá elegir y reforzar la que considere mas susceptible.</text:p>
          <text:p text:style-name="P67"/>
        </text:list-item>
        <text:list-item>
          <text:p text:style-name="P67">Se puede emplear considerando que el problema es la división de otro problema.</text:p>
          <text:p text:style-name="P67"/>
        </text:list-item>
      </text:list>
      <text:p text:style-name="P13"/>
      <text:h text:style-name="P90" text:outline-level="2"><text:span text:style-name="T47">9</text:span>.<text:span text:style-name="T31">3</text:span> FeedBack</text:h>
      <text:p text:style-name="P15">Se trata de una actividad de carácter iterativo que devuelve al emisor una información contrastada por el receptor. El objetivo fundamental<text:span text:style-name="T43"> se centra en la expansión y el refinamiento de las ideas generadas por un MIEMBRO a través del resto de EL EQUIPO DESARROLLADOR.</text:span></text:p>
      <text:p text:style-name="P15"/>
      <text:list xml:id="list2603017" text:style-name="L21">
        <text:list-item>
          <text:p text:style-name="P74">Se recomienda que la retroalimentación se realice lo más pronto posible para mantener la cohesión temporal.</text:p>
          <text:p text:style-name="P68"/>
        </text:list-item>
        <text:list-item>
          <text:p text:style-name="P68">La información de retroalimentación debe haber sido contra<text:span text:style-name="T44">s</text:span>tada por el “retroalimentador”.</text:p>
          <text:p text:style-name="P68"/>
        </text:list-item>
        <text:list-item>
          <text:p text:style-name="P68"><text:soft-page-break/>Existe una posibilidad de que el feedback provoque algún conflicto.</text:p>
        </text:list-item>
      </text:list>
      <text:p text:style-name="P13"/>
      <text:p text:style-name="P13">No debe usarse para atacar ninguna idea u opinión de cualquier MIEMBRO.</text:p>
      <text:p text:style-name="P13"/>
      <text:h text:style-name="Heading_20_2" text:outline-level="2"><text:span text:style-name="T47">9</text:span>.4 Material didáctico</text:h>
      <text:p text:style-name="P18">La búsqueda y sintetización del material didáctico recae directamente sobre el alumnado. No obstante, el rol de tutor del profesor asociado <text:span text:style-name="T33">podría</text:span> otorgar pautas generales y recomendaciones.</text:p>
      <text:p text:style-name="P18"/>
      <text:p text:style-name="P18">De forma general, se recomienda la página <text:a xlink:type="simple" xlink:href="https://www.w3schools.com/" text:style-name="Internet_20_link" text:visited-style-name="Visited_20_Internet_20_Link">w3school</text:a>, propuesta por el profesor. <text:span text:style-name="T45">Además, las necesidades de cada subproblema y su desglose se establecerán en diferentes entornos, variando los criterios para la recopilación de información. Por consiguiente, EL EQUIPO DESARROLLADOR deberá establecer consensos para adjuntar o descartar información a su bibliografía, tanto de forma individual como grupal.</text:span></text:p>
      <text:p text:style-name="P18"/>
      <text:p text:style-name="P1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align="start" style:justify-single-word="false" fo:text-indent="0in" style:auto-text-indent="false" style:page-number="auto"/>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master-page-name="">
      <style:paragraph-properties fo:text-align="start" style:justify-single-word="false" style:page-number="auto"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0:02:34.198000000</meta:creation-date>
    <dc:date>2019-09-27T14:36:59.410057377</dc:date>
    <meta:editing-duration>P1DT18H32M40S</meta:editing-duration>
    <meta:editing-cycles>234</meta:editing-cycles>
    <meta:generator>LibreOffice/6.0.7.3$Linux_X86_64 LibreOffice_project/00m0$Build-3</meta:generator>
    <meta:document-statistic meta:table-count="1" meta:image-count="0" meta:object-count="0" meta:page-count="11" meta:paragraph-count="227" meta:word-count="2769" meta:character-count="17403" meta:non-whitespace-character-count="14942"/>
  </office:meta>
</office:document-meta>
</file>